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702cm" fo:min-width="4.58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4.581cm"/>
      <style:paragraph-properties style:writing-mode="lr-tb"/>
    </style:style>
    <style:style style:name="gr3" style:family="graphic" style:parent-style-name="standard">
      <style:graphic-properties svg:stroke-color="#000000" draw:fill-color="#ff99ff" draw:textarea-horizontal-align="justify" draw:textarea-vertical-align="middle" draw:auto-grow-height="false" fo:min-height="0.702cm" fo:min-width="4.5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</style:style>
    <style:style style:name="gr10" style:family="graphic" style:parent-style-name="objectwithoutfill">
      <style:graphic-properties draw:marker-end="Arrowheads_20_13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00"/>
      <style:paragraph-properties fo:text-align="center"/>
      <style:text-properties style:font-name="Liberation Sans Narrow" fo:font-size="12pt"/>
    </style:style>
    <style:style style:name="P3" style:family="paragraph">
      <loext:graphic-properties draw:fill-color="#ffffff"/>
      <style:paragraph-properties fo:text-align="center"/>
      <style:text-properties style:font-name="Liberation Sans Narrow" fo:font-size="12pt"/>
    </style:style>
    <style:style style:name="P4" style:family="paragraph">
      <loext:graphic-properties draw:fill-color="#ff99ff"/>
      <style:paragraph-properties fo:text-align="center"/>
      <style:text-properties style:font-name="Liberation Sans Narrow" fo:font-size="12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1cm" svg:height="0.952cm" svg:x="7.667cm" svg:y="1cm">
          <text:p text:style-name="P1">fields_view_bas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1cm" svg:height="0.952cm" svg:x="1.634cm" svg:y="3.857cm">
          <text:p text:style-name="P1">fields_view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081cm" svg:height="0.952cm" svg:x="16.874cm" svg:y="3.858cm">
          <text:p text:style-name="P1">fields_base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081cm" svg:height="0.952cm" svg:x="22.859cm" svg:y="6.715cm">
          <text:p text:style-name="P1">fields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081cm" svg:height="0.952cm" svg:x="4.491cm" svg:y="6.715cm">
          <text:p text:style-name="P1">request_view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081cm" svg:height="0.952cm" svg:x="10.525cm" svg:y="6.715cm">
          <text:p text:style-name="P1">response_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1cm" svg:height="0.952cm" svg:x="7.666cm" svg:y="3.858cm">
          <text:p text:style-name="P1">message_view_bas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207cm" svg:y1="1.952cm" svg:x2="4.174cm" svg:y2="3.857cm" draw:start-shape="id1" draw:start-glue-point="2" draw:end-shape="id2" draw:end-glue-point="0" svg:d="M10207 1952l-6033 1905" svg:viewBox="0 0 6034 1906">
          <text:p/>
        </draw:connector>
        <draw:connector draw:style-name="gr5" draw:text-style-name="P5" draw:layer="layout" draw:type="line" svg:x1="10.207cm" svg:y1="1.952cm" svg:x2="10.206cm" svg:y2="3.858cm" draw:start-shape="id1" draw:start-glue-point="2" draw:end-shape="id3" draw:end-glue-point="0" svg:d="M10207 1952l-1 1906" svg:viewBox="0 0 2 1907">
          <text:p/>
        </draw:connector>
        <draw:connector draw:style-name="gr6" draw:text-style-name="P5" draw:layer="layout" draw:type="line" svg:x1="10.206cm" svg:y1="4.81cm" svg:x2="7.031cm" svg:y2="6.715cm" draw:start-shape="id3" draw:start-glue-point="2" draw:end-shape="id4" draw:end-glue-point="0" svg:d="M10206 4810l-3175 1905" svg:viewBox="0 0 3176 1906">
          <text:p/>
        </draw:connector>
        <draw:connector draw:style-name="gr7" draw:text-style-name="P5" draw:layer="layout" draw:type="line" svg:x1="10.206cm" svg:y1="4.81cm" svg:x2="13.065cm" svg:y2="6.715cm" draw:start-shape="id3" draw:start-glue-point="2" draw:end-shape="id5" draw:end-glue-point="0" svg:d="M10206 4810l2859 1905" svg:viewBox="0 0 2860 1906">
          <text:p/>
        </draw:connector>
        <draw:connector draw:style-name="gr8" draw:text-style-name="P5" draw:layer="layout" draw:type="line" svg:x1="10.207cm" svg:y1="1.952cm" svg:x2="19.414cm" svg:y2="3.858cm" draw:start-shape="id1" draw:start-glue-point="2" draw:end-shape="id6" draw:end-glue-point="0" svg:d="M10207 1952l9207 1906" svg:viewBox="0 0 9208 1907">
          <text:p/>
        </draw:connector>
        <draw:custom-shape draw:style-name="gr3" draw:text-style-name="P4" xml:id="id7" draw:id="id7" draw:layer="layout" svg:width="5.081cm" svg:height="0.952cm" svg:x="16.874cm" svg:y="6.715cm">
          <text:p text:style-name="P1">message_bas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9.414cm" svg:y1="4.81cm" svg:x2="19.414cm" svg:y2="6.715cm" draw:start-shape="id6" draw:start-glue-point="2" draw:end-shape="id7" draw:end-glue-point="0" svg:d="M19414 4810v1905" svg:viewBox="0 0 1 1906">
          <text:p/>
        </draw:connector>
        <draw:custom-shape draw:style-name="gr2" draw:text-style-name="P3" xml:id="id9" draw:id="id9" draw:layer="layout" svg:width="5.081cm" svg:height="0.952cm" svg:x="13.7cm" svg:y="9.572cm">
          <text:p text:style-name="P1">request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9.414cm" svg:y1="4.81cm" svg:x2="25.399cm" svg:y2="6.715cm" draw:start-shape="id6" draw:start-glue-point="2" draw:end-shape="id8" draw:end-glue-point="0" svg:d="M19414 4810l5985 1905" svg:viewBox="0 0 5986 1906">
          <text:p/>
        </draw:connector>
        <draw:custom-shape draw:style-name="gr2" draw:text-style-name="P3" xml:id="id10" draw:id="id10" draw:layer="layout" svg:width="5.081cm" svg:height="0.952cm" svg:x="19.732cm" svg:y="9.573cm"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9.414cm" svg:y1="7.667cm" svg:x2="16.24cm" svg:y2="9.572cm" draw:start-shape="id7" draw:start-glue-point="2" draw:end-shape="id9" draw:end-glue-point="0" svg:d="M19414 7667l-3174 1905" svg:viewBox="0 0 3175 1906">
          <text:p/>
        </draw:connector>
        <draw:connector draw:style-name="gr12" draw:text-style-name="P5" draw:layer="layout" draw:type="line" svg:x1="19.414cm" svg:y1="7.667cm" svg:x2="22.272cm" svg:y2="9.573cm" draw:start-shape="id7" draw:start-glue-point="2" draw:end-shape="id10" draw:end-glue-point="0" svg:d="M19414 7667l2858 1906" svg:viewBox="0 0 2859 190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9T17:23:02.686000000</meta:creation-date>
    <dc:date>2022-08-09T18:03:32.264000000</dc:date>
    <meta:editing-duration>PT17M53S</meta:editing-duration>
    <meta:editing-cycles>1</meta:editing-cycles>
    <meta:document-statistic meta:object-count="19"/>
    <meta:generator>LibreOffice/7.3.3.2$Windows_X86_64 LibreOffice_project/d1d0ea68f081ee2800a922cac8f79445e4603348</meta:generator>
  </office:meta>
</office:document-meta>
</file>